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Khmer OS System" fo:font-weight="bold" officeooo:rsid="000a66e2" officeooo:paragraph-rsid="000a66e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IDQU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7:33:40.316360625</meta:creation-date>
    <dc:date>2018-03-17T17:35:22.603495222</dc:date>
    <meta:editing-duration>PT1M44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1.6.2$Linux_X86_64 LibreOffice_project/10m0$Build-2</meta:generator>
  </office:meta>
</office:document-meta>
</file>